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z_rect</text:p>
      <text:p text:style-name="Standard">fz_boundtree(fz_tree *tree, fz_matrix ctm)</text:p>
      <text:p text:style-name="Standard">{</text:p>
      <text:p text:style-name="Standard"><text:s text:c="8"/>if (tree-&gt;root)</text:p>
      <text:p text:style-name="Standard"><text:s text:c="16"/>return fz_boundnode(tree-&gt;root, ctm);</text:p>
      <text:p text:style-name="Standard"><text:s text:c="8"/>return fz_emptyrect;</text:p>
      <text:p text:style-name="Standard">}</text:p>
      <text:p text:style-name="Standard"/>
      <text:p text:style-name="Standard">fz_rect</text:p>
      <text:p text:style-name="Standard">fz_boundnode(fz_node *node, fz_matrix ctm)</text:p>
      <text:p text:style-name="Standard">{</text:p>
      <text:p text:style-name="Standard"><text:s text:c="8"/>switch (node-&gt;kind)</text:p>
      <text:p text:style-name="Standard"><text:s text:c="8"/>{</text:p>
      <text:p text:style-name="Standard"><text:s text:c="8"/>case FZ_NTRANSFORM:</text:p>
      <text:p text:style-name="Standard"><text:s text:c="16"/>return fz_boundtransformnode((fz_transformnode *) node, ctm);</text:p>
      <text:p text:style-name="Standard"><text:s text:c="8"/>case FZ_NOVER:</text:p>
      <text:p text:style-name="Standard"><text:s text:c="16"/>return fz_boundovernode((fz_overnode *) node, ctm);</text:p>
      <text:p text:style-name="Standard"><text:s text:c="8"/>case FZ_NMASK:</text:p>
      <text:p text:style-name="Standard"><text:s text:c="16"/>return fz_boundmasknode((fz_masknode *) node, ctm);</text:p>
      <text:p text:style-name="Standard"><text:s text:c="8"/>case FZ_NBLEND:</text:p>
      <text:p text:style-name="Standard"><text:s text:c="16"/>return fz_boundblendnode((fz_blendnode *) node, ctm);</text:p>
      <text:p text:style-name="Standard"><text:s text:c="8"/>case FZ_NCOLOR:</text:p>
      <text:p text:style-name="Standard"><text:s text:c="16"/>return fz_boundsolidnode((fz_solidnode *) node, ctm);</text:p>
      <text:p text:style-name="Standard"><text:s text:c="8"/>case FZ_NPATH:</text:p>
      <text:p text:style-name="Standard"><text:s text:c="16"/>return fz_boundpathnode((fz_pathnode *) node, ctm);</text:p>
      <text:p text:style-name="Standard"><text:s text:c="8"/>case FZ_NTEXT:</text:p>
      <text:p text:style-name="Standard"><text:s text:c="16"/>return fz_boundtextnode((fz_textnode *) node, ctm);</text:p>
      <text:p text:style-name="Standard"><text:s text:c="8"/>case FZ_NIMAGE:</text:p>
      <text:p text:style-name="Standard"><text:s text:c="16"/>return fz_boundimagenode((fz_imagenode *) node, ctm);</text:p>
      <text:p text:style-name="Standard"><text:s text:c="8"/>case FZ_NSHADE:</text:p>
      <text:p text:style-name="Standard"><text:s text:c="16"/>return fz_boundshadenode((fz_shadenode *) node, ctm);</text:p>
      <text:p text:style-name="Standard"><text:s text:c="8"/>case FZ_NLINK:</text:p>
      <text:p text:style-name="Standard"><text:s text:c="16"/>return fz_boundlinknode((fz_linknode *) node, ctm);</text:p>
      <text:p text:style-name="Standard"><text:s text:c="8"/>}</text:p>
      <text:p text:style-name="Standard"><text:s text:c="8"/>return fz_emptyrect;</text:p>
      <text:p text:style-name="Standard">}</text:p>
      <text:p text:style-name="Standard">fz_rect</text:p>
      <text:p text:style-name="Standard">fz_boundtransformnode(fz_transformnode *node, fz_matrix ctm)</text:p>
      <text:p text:style-name="Standard">{</text:p>
      <text:p text:style-name="Standard"><text:s text:c="8"/>if (!node-&gt;super.first)</text:p>
      <text:p text:style-name="Standard"><text:s text:c="16"/>return fz_emptyrect;</text:p>
      <text:p text:style-name="Standard"><text:s text:c="8"/>return fz_boundnode(node-&gt;super.first, fz_concat(node-&gt;m, ctm));</text:p>
      <text:p text:style-name="Standard"><text:soft-page-break/>}</text:p>
      <text:p text:style-name="Standard"/>
      <text:p text:style-name="Standard">warning: font size too large (3.80024e+07), not rendering glyph.</text:p>
      <text:p text:style-name="Standard"/>
      <text:p text:style-name="Standard">fz_executedisplaylist(gapp.page-&gt;list, idev, ctm);</text:p>
      <text:p text:style-name="Standard"><text:s text:c="16"/>qDebug() &lt;&lt; __FUNCTION__ &lt;&lt; "After fz_executedisplaylist!!!!!!!!!";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文泉驿正黑" style:font-size-asian="14pt" style:font-name-complex="文泉驿正黑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26T14:43:21</meta:creation-date>
    <meta:document-statistic meta:table-count="0" meta:image-count="0" meta:object-count="0" meta:page-count="2" meta:paragraph-count="45" meta:word-count="130" meta:character-count="1643"/>
    <dc:date>2010-11-26T15:58:29</dc:date>
    <meta:editing-duration>PT00H59M58S</meta:editing-duration>
    <meta:editing-cycles>1</meta:editing-cycles>
    <meta:generator>OpenOffice.org/3.1$Linux OpenOffice.org_project/310m19$Build-9420</meta:generator>
  </office:meta>
</office:document-meta>
</file>